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style:font-name="FreeSerif" officeooo:rsid="0012973f" officeooo:paragraph-rsid="0012973f"/>
    </style:style>
    <style:style style:name="P2" style:family="paragraph" style:parent-style-name="Standard">
      <style:text-properties style:font-name="FreeSerif" fo:font-size="12pt" officeooo:rsid="0012973f" officeooo:paragraph-rsid="0012973f" style:font-size-asian="12pt" style:font-size-complex="12pt"/>
    </style:style>
    <style:style style:name="P3" style:family="paragraph" style:parent-style-name="Standard">
      <style:text-properties style:font-name="FreeSerif" fo:font-size="12pt" officeooo:rsid="0013474e" officeooo:paragraph-rsid="0013474e" style:font-size-asian="12pt" style:font-size-complex="12pt"/>
    </style:style>
    <style:style style:name="P4" style:family="paragraph" style:parent-style-name="Standard">
      <style:text-properties style:font-name="FreeSans" fo:font-size="22pt" officeooo:rsid="0018e78d" officeooo:paragraph-rsid="0012973f" style:font-size-asian="22pt" style:font-size-complex="22pt"/>
    </style:style>
    <style:style style:name="P5" style:family="paragraph" style:parent-style-name="Standard">
      <style:text-properties style:font-name="FreeSans" fo:font-size="22pt" fo:language="en" fo:country="US" officeooo:rsid="0018e78d" officeooo:paragraph-rsid="0012973f" style:font-size-asian="22pt" style:font-size-complex="22pt"/>
    </style:style>
    <style:style style:name="P6" style:family="paragraph" style:parent-style-name="Standard">
      <style:text-properties style:font-name="FreeSerif" fo:font-size="12pt" officeooo:rsid="0012973f" officeooo:paragraph-rsid="0012973f" style:font-size-asian="12pt" style:font-size-complex="12pt"/>
    </style:style>
    <style:style style:name="P7" style:family="paragraph" style:parent-style-name="Standard">
      <style:text-properties style:font-name="FreeSerif" fo:font-size="12pt" officeooo:rsid="0015b9d5" officeooo:paragraph-rsid="0015b9d5" style:font-size-asian="12pt" style:font-size-complex="12pt"/>
    </style:style>
    <style:style style:name="P8" style:family="paragraph" style:parent-style-name="Standard">
      <style:text-properties style:font-name="FreeSerif" fo:font-size="12pt" officeooo:rsid="0018c76b" officeooo:paragraph-rsid="00191016" style:font-size-asian="12pt" style:font-size-complex="12pt"/>
    </style:style>
    <style:style style:name="P9" style:family="paragraph" style:parent-style-name="Standard">
      <style:text-properties officeooo:paragraph-rsid="0015b9d5"/>
    </style:style>
    <style:style style:name="P10" style:family="paragraph" style:parent-style-name="Standard">
      <style:text-properties officeooo:paragraph-rsid="0012973f"/>
    </style:style>
    <style:style style:name="P11" style:family="paragraph" style:parent-style-name="Standard">
      <style:text-properties officeooo:paragraph-rsid="0015d381"/>
    </style:style>
    <style:style style:name="P12" style:family="paragraph" style:parent-style-name="Standard">
      <style:text-properties officeooo:rsid="0015d381" officeooo:paragraph-rsid="0017b079"/>
    </style:style>
    <style:style style:name="P13" style:family="paragraph" style:parent-style-name="Standard">
      <style:text-properties officeooo:paragraph-rsid="0017b079"/>
    </style:style>
    <style:style style:name="P14" style:family="paragraph" style:parent-style-name="Standard">
      <style:text-properties style:font-name="FreeSans" fo:font-size="22pt" officeooo:rsid="00182a63" officeooo:paragraph-rsid="0018c76b" style:font-size-asian="22pt" style:font-size-complex="22pt"/>
    </style:style>
    <style:style style:name="P15" style:family="paragraph" style:parent-style-name="Standard">
      <style:text-properties officeooo:paragraph-rsid="00182a63"/>
    </style:style>
    <style:style style:name="P16" style:family="paragraph" style:parent-style-name="Standard">
      <style:text-properties officeooo:paragraph-rsid="00189f33"/>
    </style:style>
    <style:style style:name="P17" style:family="paragraph" style:parent-style-name="Standard">
      <style:text-properties officeooo:paragraph-rsid="0018c76b"/>
    </style:style>
    <style:style style:name="P18" style:family="paragraph" style:parent-style-name="Standard">
      <style:text-properties officeooo:rsid="00191016" officeooo:paragraph-rsid="00191016"/>
    </style:style>
    <style:style style:name="P19" style:family="paragraph" style:parent-style-name="Standard">
      <style:text-properties officeooo:paragraph-rsid="00191016"/>
    </style:style>
    <style:style style:name="T1" style:family="text">
      <style:text-properties officeooo:rsid="0015b9d5"/>
    </style:style>
    <style:style style:name="T2" style:family="text">
      <style:text-properties style:font-name="FreeSerif" fo:font-size="12pt" style:font-size-asian="12pt" style:font-size-complex="12pt"/>
    </style:style>
    <style:style style:name="T3" style:family="text">
      <style:text-properties style:font-name="FreeSerif" fo:font-size="12pt" officeooo:rsid="0015b9d5" style:font-size-asian="12pt" style:font-size-complex="12pt"/>
    </style:style>
    <style:style style:name="T4" style:family="text">
      <style:text-properties style:font-name="FreeSerif" fo:font-size="12pt" officeooo:rsid="0012973f" style:font-size-asian="12pt" style:font-size-complex="12pt"/>
    </style:style>
    <style:style style:name="T5" style:family="text">
      <style:text-properties style:font-name="FreeSerif" fo:font-size="12pt" officeooo:rsid="0015d381" style:font-size-asian="12pt" style:font-size-complex="12pt"/>
    </style:style>
    <style:style style:name="T6" style:family="text">
      <style:text-properties style:font-name="FreeSerif" fo:font-size="12pt" officeooo:rsid="0017b079" style:font-size-asian="12pt" style:font-size-complex="12pt"/>
    </style:style>
    <style:style style:name="T7" style:family="text">
      <style:text-properties style:font-name="FreeSerif" fo:font-size="12pt" officeooo:rsid="00182a63" style:font-size-asian="12pt" style:font-size-complex="12pt"/>
    </style:style>
    <style:style style:name="T8" style:family="text">
      <style:text-properties style:font-name="FreeSerif" fo:font-size="12pt" officeooo:rsid="00189f33" style:font-size-asian="12pt" style:font-size-complex="12pt"/>
    </style:style>
    <style:style style:name="T9" style:family="text">
      <style:text-properties style:font-name="FreeSerif" fo:font-size="12pt" officeooo:rsid="0018c76b" style:font-size-asian="12pt" style:font-size-complex="12pt"/>
    </style:style>
    <style:style style:name="T10" style:family="text">
      <style:text-properties style:font-name="FreeSerif" fo:font-size="12pt" officeooo:rsid="00191016" style:font-size-asian="12pt" style:font-size-complex="12pt"/>
    </style:style>
    <style:style style:name="T11" style:family="text">
      <style:text-properties style:font-name="FreeSans" fo:font-size="22pt" officeooo:rsid="0018e78d" style:font-size-asian="22pt" style:font-size-complex="22pt"/>
    </style:style>
    <style:style style:name="T12" style:family="text">
      <style:text-properties style:font-name="FreeSans" fo:font-size="22pt" officeooo:rsid="00182a63" style:font-size-asian="22pt" style:font-size-complex="22pt"/>
    </style:style>
    <style:style style:name="T13" style:family="text">
      <style:text-properties officeooo:rsid="0018c76b"/>
    </style:style>
    <style:style style:name="T14" style:family="text">
      <style:text-properties officeooo:rsid="001910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lanning</text:p>
      <text:p text:style-name="P3">During the planning phase all of us started out by having a big meating brainstorming how the general flow of project would be handled. What parts would be handled by the app, what parts would be handled by the website and so on. This was mainly done on whiteboards and photographed (by me).</text:p>
      <text:p text:style-name="P3"/>
      <text:p text:style-name="P3">To get the team coordinated I coordinated a team on Keybase with dedicated channels for the different parts of the projects as well as <text:s/>automatic git status reporting by bots to be able to easiley follow all new commits.</text:p>
      <text:p text:style-name="P3"/>
      <text:p text:style-name="P3">I also gave continual feedback on <text:span text:style-name="T1">(and was involved in the creation of new) </text:span>the design mockups that was created for our first presentation.</text:p>
      <text:p text:style-name="P3"/>
      <text:p text:style-name="P4">Sprint 1</text:p>
      <text:p text:style-name="P2">During the first sprint we divided into groups and I chose to work on the Android team. Here I begun by creating the laytout for the bong in the waiter view using the different fragments created by Viktor.</text:p>
      <text:p text:style-name="P2"/>
      <text:p text:style-name="P9"><text:span text:style-name="T3">I was also involved some with the database team while working together with Lukas to tweak the database some to make sure it was normalized. We did this by moving food modifications out to it’s own table instead of having it contained withing the regular food (and drink) tables. This way we could avoid having a lot of empty columns since we assumed that most orders would not be modified.</text:span></text:p>
      <text:p text:style-name="P2"/>
      <text:p text:style-name="P7">There was also some discussion on how the coede sections in the report should look like. Viktor found some good code highlighting tools for LibreOffice and I gave some feedback on what code highlighting scheme and font we should settle on for our code blocks.</text:p>
      <text:p text:style-name="P2"/>
      <text:p text:style-name="P2">This sprint also housed Lab number three where I was responsible for writing about the Strategy and Abstract Factory patterns.</text:p>
      <text:p text:style-name="P2"/>
      <text:p text:style-name="P10"><text:span text:style-name="T11">Sprint 2</text:span></text:p>
      <text:p text:style-name="P11"><text:span text:style-name="T4">D</text:span><text:span text:style-name="T5">uring this sprint I attended the retrospective meeting with Lisa. A meeting that was more rewarding than I was first expecting. I don’t know what I actually had in mind but there was a lot of good points raised during the meeting. There was a lot of praise handed out to both Viktor (for his GitHub organization) as well as Simon for doing a good job organizing the team. We realized however that we had some issues as well, the foremost were lack of communication and attendance at times. We promised to work on that and let everyone know if and when we couldn’t make it in. </text:span></text:p>
      <text:p text:style-name="P11"><text:span text:style-name="T5"/></text:p>
      <text:p text:style-name="P12"><text:span text:style-name="T2">On the programming side I kept tweaking the bong layouts and fragments. </text:span><text:span text:style-name="T6">Besides this we realized that most of the colors in our app had hard coded hex-strings instead of actually using the color names declared in the values file. I set up the colors we needed for each different view and from then on we osed the color names from that instead. This made it much easier to keep the look consistent throughout the app.</text:span></text:p>
      <text:p text:style-name="P12"><text:span text:style-name="T6"/></text:p>
      <text:p text:style-name="P13"><text:span text:style-name="T6">During this time we still didn’t have a fully working database since plenty of attempts had been made to make it work in the cloud. Anders Strömberg was trying to host it both on his private web hosting account and on a free Google Cloud Compute Engine that I suggested he should try (since it’s a free VPS after all) but we never did get it working and after a while decide to instead host it locally to be able to actually start using it.</text:span></text:p>
      <text:p text:style-name="P13"><text:span text:style-name="T6"/></text:p>
      <text:p text:style-name="P13"><text:soft-page-break/><text:span text:style-name="T11">Sprint 3<text:line-break/></text:span><text:span text:style-name="T6">During this sprint we realized after a discussion with Martin that we had been using fragments where we shouldn’t. Up until now basically everything in our app was made of fragments containing fragments but now we instead migrated towards using views instead.</text:span></text:p>
      <text:p text:style-name="P13"><text:span text:style-name="T6"/></text:p>
      <text:p text:style-name="P15"><text:span text:style-name="T6">H</text:span><text:span text:style-name="T7">ere work started on making the menu item cards that show up in the WaiterView to be dynamically generated. Maria first created the actual structure of them and me and David started work on preparing them to get their contents from the database. We still wasn’t quite working with the finished database however and end up having to use a JSON based dummy API that Anders had set up to enable us to do trial runs to fetch the menu contents.</text:span></text:p>
      <text:p text:style-name="P15"><text:span text:style-name="T7"/></text:p>
      <text:p text:style-name="P15"><text:span text:style-name="T7">During this sprint I worked quite a lot alongside Maria to better understand her codebase for the menuitem system so that I would be able to easier work with it together with David.</text:span></text:p>
      <text:p text:style-name="P15"><text:span text:style-name="T7"/></text:p>
      <text:p text:style-name="P16"><text:span text:style-name="T11">Sprint </text:span><text:span text:style-name="T12">4</text:span></text:p>
      <text:p text:style-name="P16"><text:span text:style-name="T7">N</text:span><text:span text:style-name="T8">ow me and David started the actual work on getting the MenuItem cards to dynamically populate based on the database contents! We switched over from JSOn to XML since that was now what the database team was serving. At the same time we finalized the move from overusing fragments to instead switching to Views so there was quite some redesign going on here and plenty of bong fragments which I had just finalized that had to be scrapped and reworked.</text:span></text:p>
      <text:p text:style-name="P16"><text:span text:style-name="T8"/></text:p>
      <text:p text:style-name="P16"><text:span text:style-name="T8">We (me and David) was planning to solve the database reader while pair programming but sadly the weather suddenly turned against us. SMHI released a class 2 weather alert and I ended up staying at home in Härnösand since I didn’t want to risk getting stuck in traffik during my commute.</text:span></text:p>
      <text:p text:style-name="P16"><text:span text:style-name="T8"/></text:p>
      <text:p text:style-name="P17"><text:span text:style-name="T8">This made things a bit more difficult since our database was locally hosted on campus and wasn’t reachable from home. Thus mine and David’s work on using Retrofit to collect first all the menu categories and after that sorting all the different items into the corresponding CategoryViews needed some unusual work. He created some code and then pushed it to our bransch and I could continue working on it from my end. Since I couldn’t actually test my code however I had to trust in the logic being sound and for David to pull it on his end (since he was at campus) and try it on his end. We got it running after a few of these back and forth session however and we now had a WaiterView that auto populated itself with the contents of the menu. This was </text:span><text:span text:style-name="T9">a surprisingly fun excersice in collaboration that went really well.</text:span></text:p>
      <text:p text:style-name="P17"><text:span text:style-name="T12"><text:line-break/>Sprint 5</text:span></text:p>
      <text:p text:style-name="P17"><text:span text:style-name="T8">M</text:span><text:span text:style-name="T9">y main focus during the final sprint was to make the buttons in the TableDialogFragment to work as intendend. Before this they didn’t respect the current state of the table. We needed the clear table to only be active on tables with active orders as well as the cancel reservation button to only work if there were any upcoming reservations. After making all four buttons (clear table, cancel reservation, reserve table and take order) only being active when the table’s state was correct I also made sure that their colours changed based on what action was being taken.</text:span></text:p>
      <text:p text:style-name="P17"><text:span text:style-name="T9"/></text:p>
      <text:p text:style-name="P17"><text:span text:style-name="T9">Here me and Viktor also worked in tandem through pair programming to get the timer that was supposed to automatically update each table’s colour and status based on the data from the database. We had some issues here where I for instance accidently introduced a race condition while not realizing that the database reader was being activated on it’s own thread so I returned an empty table status before the actual result had returned from the database. At the end of this spring the project’s deadline arrived and we presented everything over Zoom to a very positive response. At the end we </text:span><text:soft-page-break/><text:span text:style-name="T9">had gotten a project that looked and felt rather professional in my own opinion even though there were still a few bugs behind the curtains. One was for instance that we needed to have an active reservation </text:span><text:span text:style-name="T7"><text:line-break/></text:span><text:span text:style-name="T9">and one active order in the database for our logic to work. This would have been solvable but since the time ran out we made an emergency sultion by creating a table reservation for 2015 and an active food order for table 100 (we only had 7 tables). This satisfied our internal logic that needed to be able to iterate throuh both orders and reservations for it to work. Since the reservation’s date had passed and the active food order was on a non existing table however there was no visual cue of this in the actual application and we deemed it an okay solution .</text:span></text:p>
      <text:p text:style-name="P17"><text:span text:style-name="T9"/></text:p>
      <text:p text:style-name="P14">G<text:span text:style-name="T13">eneral reflections</text:span></text:p>
      <text:p text:style-name="P8">T<text:span text:style-name="T14">his project has been an overall success and a very good learning experience for me. As I team I feel like we mostly cooperated well even though at times I could feel like we were a few too many people for a project of this size. There were times where it seemed like people didn’t quite know what to do and not because we didn’t have things that needed doing but rather because it was hard to divide it into enough small pieces for everyone to feel producive all the time. </text:span></text:p>
      <text:p text:style-name="P8"/>
      <text:p text:style-name="P19"><text:span text:style-name="T10">Overall thugh it worked well and our team (Android) worked very well together and was almost always on premise to allow us to work together. This helped a lot since it made communication easier. We did after all have some issues over the course of the project where people were unreachable and not attending.</text:span></text:p>
      <text:p text:style-name="P19"><text:span text:style-name="T10"/></text:p>
      <text:p text:style-name="P18"><text:span text:style-name="T2">This has been a very valuable learning experience when it comes to managing a code base with several people involved. Even though we hade some occasional merge conflicts we managed overall rather well by only using feature branches and creating pull requests when something was finished.</text:span></text:p>
      <text:p text:style-name="P18"><text:span text:style-name="T2"/></text:p>
      <text:p text:style-name="P19"><text:span text:style-name="T10">Something we sort of forgot about however was Trello. We started out very ambitionsly and created user stories and tagged different cards to different people so we could se who was working on what and so on. As time went on this was forgotten about more and more however. I one reason is that our team basically always worked together on premise and could just talk to each other and ask what everyone else was working on. </text:span></text:p>
      <text:p text:style-name="P19"><text:span text:style-name="T10"/></text:p>
      <text:p text:style-name="P18"><text:span text:style-name="T2">We did need some way to keep track on what needed to be done however and we ended up creating a physical scrum board on a whiteboard instead which worked quite well. Made me realize why you often see people using physiucal post it notes and such even though there are very competent software available out there. There’s something quick and easy about just having it physically present while you work.</text:span></text:p>
      <text:p text:style-name="P18"><text:span text:style-name="T2"/></text:p>
      <text:p text:style-name="P19"><text:span text:style-name="T10">Another issue we had was the database. The last week before the presentation wer were frantically trying to solve all remaining bugs and clean up things to make it suitable for presentation the Covid-19 pandemic hit and we had to start working from home. Here we again realized that not having access to the database was a problem since the Android app wouldn’t work well at all without data to work with (nothing showing in the menu and the tables weren’t interactive any more). The current database was still running on campus but hadn’t been synced to github so we couldn’t get everything running at home even if we tried.</text:span></text:p>
      <text:p text:style-name="P19"><text:span text:style-name="T10"/></text:p>
      <text:p text:style-name="P18"><text:span text:style-name="T2">We solved this by having Viktor being present on campus during the presentation and being able to actually showing everything using live data while the rest of us could talk about what he had on screen.</text:span></text:p>
      <text:p text:style-name="P18"><text:span text:style-name="T2"/></text:p>
      <text:p text:style-name="P18"><text:span text:style-name="T2">Overall a very pleasent and useful course that I’m glad I’ve taken part of.</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FreeSerif" officeooo:rsid="0012973f" officeooo:paragraph-rsid="0012973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ikael Danielsson</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1T13:55:37.109945294</meta:creation-date>
    <dc:date>2020-03-26T11:03:55.894629958</dc:date>
    <meta:editing-duration>PT55M11S</meta:editing-duration>
    <meta:editing-cycles>6</meta:editing-cycles>
    <meta:generator>LibreOffice/6.3.5.2$Linux_X86_64 LibreOffice_project/30$Build-2</meta:generator>
    <meta:document-statistic meta:table-count="0" meta:image-count="0" meta:object-count="0" meta:page-count="3" meta:paragraph-count="33" meta:word-count="1852" meta:character-count="10316" meta:non-whitespace-character-count="8491"/>
  </office:meta>
</office:document-meta>
</file>